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order-bottom="0.74pt solid #000000" fo:background-color="#dde8cb" fo:border-left="none" fo:border-right="none" fo:border-top="none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75in" svg:height="3.5453in" svg:x="7.6339in" svg:y="2.3543in">
            <draw:object draw:notify-on-update-of-ranges="Sheet1.I2:Sheet1.I9 Sheet1.J1:Sheet1.J1 Sheet1.J2:Sheet1.J9 Sheet1.L1:Sheet1.L1 Sheet1.L2:Sheet1.L9 Sheet1.M1:Sheet1.M1 Sheet1.M2:Sheet1.M9 Sheet1.N1:Sheet1.N1 Sheet1.N2:Sheet1.N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number-columns-repeated="2"/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>
            <text:p>srcc</text:p>
          </table:table-cell>
          <table:table-cell office:value-type="string" calcext:value-type="string">
            <text:p>plcc</text:p>
          </table:table-cell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path json</text:p>
          </table:table-cell>
          <table:table-cell office:value-type="string" calcext:value-type="string">
            <text:p>path py</text:p>
          </table:table-cell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mean_srcc</text:p>
          </table:table-cell>
          <table:table-cell office:value-type="string" calcext:value-type="string">
            <text:p>stddev_srcc</text:p>
          </table:table-cell>
          <table:table-cell office:value-type="string" calcext:value-type="string">
            <text:p>median_srcc</text:p>
          </table:table-cell>
          <table:table-cell office:value-type="string" calcext:value-type="string">
            <text:p>min_srcc</text:p>
          </table:table-cell>
          <table:table-cell office:value-type="string" calcext:value-type="string">
            <text:p>max_srcc</text:p>
          </table:table-cell>
          <table:table-cell table:style-name="Default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4750156402588" calcext:value-type="float">
            <text:p>17.4750156402588</text:p>
          </table:table-cell>
          <table:table-cell office:value-type="float" office:value="0.859194457530975" calcext:value-type="float">
            <text:p>0.859194457530975</text:p>
          </table:table-cell>
          <table:table-cell office:value-type="float" office:value="0.889288008213043" calcext:value-type="float">
            <text:p>0.88928800821304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res_clive_1062855308850142074.json</text:p>
          </table:table-cell>
          <table:table-cell office:value-type="string" calcext:value-type="string">
            <text:p>org_dml_1.py</text:p>
          </table:table-cell>
          <table:table-cell/>
          <table:table-cell office:value-type="string" calcext:value-type="string">
            <text:p>dml</text:p>
          </table:table-cell>
          <table:table-cell table:formula="of:=AVERAGE([.C2:.C6])" office:value-type="float" office:value="0.854973948001862" calcext:value-type="float">
            <text:p>0.854973948001862</text:p>
          </table:table-cell>
          <table:table-cell table:formula="of:=STDEV([.C2:.C6])" office:value-type="float" office:value="0.0166125044404489" calcext:value-type="float">
            <text:p>0.0166125044404489</text:p>
          </table:table-cell>
          <table:table-cell table:formula="of:=MEDIAN([.C2:.C6])" office:value-type="float" office:value="0.859194457530975" calcext:value-type="float">
            <text:p>0.859194457530975</text:p>
          </table:table-cell>
          <table:table-cell table:formula="of:=MIN([.C2:.C6])" office:value-type="float" office:value="0.835918486118317" calcext:value-type="float">
            <text:p>0.835918486118317</text:p>
          </table:table-cell>
          <table:table-cell table:formula="of:=MAX([.C2:.C6])" office:value-type="float" office:value="0.877229869365692" calcext:value-type="float">
            <text:p>0.877229869365692</text:p>
          </table:table-cell>
          <table:table-cell table:style-name="Default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.3573513031006" calcext:value-type="float">
            <text:p>22.3573513031006</text:p>
          </table:table-cell>
          <table:table-cell office:value-type="float" office:value="0.841260552406311" calcext:value-type="float">
            <text:p>0.841260552406311</text:p>
          </table:table-cell>
          <table:table-cell office:value-type="float" office:value="0.865648746490479" calcext:value-type="float">
            <text:p>0.86564874649047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es_clive_302403987053947868.json</text:p>
          </table:table-cell>
          <table:table-cell office:value-type="string" calcext:value-type="string">
            <text:p>org_dml_2.py</text:p>
          </table:table-cell>
          <table:table-cell/>
          <table:table-cell office:value-type="string" calcext:value-type="string">
            <text:p>dtl</text:p>
          </table:table-cell>
          <table:table-cell table:formula="of:=AVERAGE([.C7:.C11])" office:value-type="float" office:value="0.851284337043762" calcext:value-type="float">
            <text:p>0.851284337043762</text:p>
          </table:table-cell>
          <table:table-cell table:formula="of:=STDEV([.C7:.C11])" office:value-type="float" office:value="0.0160258275108508" calcext:value-type="float">
            <text:p>0.0160258275108508</text:p>
          </table:table-cell>
          <table:table-cell table:formula="of:=MEDIAN([.C7:.C11])" office:value-type="float" office:value="0.856210827827454" calcext:value-type="float">
            <text:p>0.856210827827454</text:p>
          </table:table-cell>
          <table:table-cell table:formula="of:=MIN([.C7:.C11])" office:value-type="float" office:value="0.832040309906006" calcext:value-type="float">
            <text:p>0.832040309906006</text:p>
          </table:table-cell>
          <table:table-cell table:formula="of:=MAX([.C3:.C7])" office:value-type="float" office:value="0.877229869365692" calcext:value-type="float">
            <text:p>0.877229869365692</text:p>
          </table:table-cell>
          <table:table-cell table:style-name="Default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220876693726" calcext:value-type="float">
            <text:p>14.4220876693726</text:p>
          </table:table-cell>
          <table:table-cell office:value-type="float" office:value="0.877229869365692" calcext:value-type="float">
            <text:p>0.877229869365692</text:p>
          </table:table-cell>
          <table:table-cell office:value-type="float" office:value="0.909998595714569" calcext:value-type="float">
            <text:p>0.90999859571456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752651412982040348.json</text:p>
          </table:table-cell>
          <table:table-cell office:value-type="string" calcext:value-type="string">
            <text:p>org_dml_3.py</text:p>
          </table:table-cell>
          <table:table-cell/>
          <table:table-cell office:value-type="string" calcext:value-type="string">
            <text:p>Ed-f</text:p>
          </table:table-cell>
          <table:table-cell table:formula="of:=AVERAGE([.C12:.C16])" office:value-type="float" office:value="0.839236235618591" calcext:value-type="float">
            <text:p>0.839236235618591</text:p>
          </table:table-cell>
          <table:table-cell table:formula="of:=STDEV([.C12:.C16])" office:value-type="float" office:value="0.0153785057582862" calcext:value-type="float">
            <text:p>0.0153785057582862</text:p>
          </table:table-cell>
          <table:table-cell table:formula="of:=MEDIAN([.C12:.C16])" office:value-type="float" office:value="0.830347836017609" calcext:value-type="float">
            <text:p>0.830347836017609</text:p>
          </table:table-cell>
          <table:table-cell table:formula="of:=MIN([.C4:.C8])" office:value-type="float" office:value="0.835918486118317" calcext:value-type="float">
            <text:p>0.835918486118317</text:p>
          </table:table-cell>
          <table:table-cell table:formula="of:=MAX([.C12:.C16])" office:value-type="float" office:value="0.856859743595123" calcext:value-type="float">
            <text:p>0.856859743595123</text:p>
          </table:table-cell>
          <table:table-cell table:style-name="Default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.4947385787964" calcext:value-type="float">
            <text:p>15.4947385787964</text:p>
          </table:table-cell>
          <table:table-cell office:value-type="float" office:value="0.835918486118317" calcext:value-type="float">
            <text:p>0.835918486118317</text:p>
          </table:table-cell>
          <table:table-cell office:value-type="float" office:value="0.886124789714813" calcext:value-type="float">
            <text:p>0.8861247897148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es_clive_1886272289329716179.json</text:p>
          </table:table-cell>
          <table:table-cell office:value-type="string" calcext:value-type="string">
            <text:p>org_dml_4.py</text:p>
          </table:table-cell>
          <table:table-cell/>
          <table:table-cell office:value-type="string" calcext:value-type="string">
            <text:p>effnet</text:p>
          </table:table-cell>
          <table:table-cell table:formula="of:=AVERAGE([.C17:.C21])" office:value-type="float" office:value="0.843866193294525" calcext:value-type="float">
            <text:p>0.843866193294525</text:p>
          </table:table-cell>
          <table:table-cell table:formula="of:=STDEV([.C17:.C21])" office:value-type="float" office:value="0.0103214612703183" calcext:value-type="float">
            <text:p>0.0103214612703183</text:p>
          </table:table-cell>
          <table:table-cell table:formula="of:=MEDIAN([.C17:.C21])" office:value-type="float" office:value="0.847314119338989" calcext:value-type="float">
            <text:p>0.847314119338989</text:p>
          </table:table-cell>
          <table:table-cell table:formula="of:=MIN([.C17:.C21])" office:value-type="float" office:value="0.825794160366058" calcext:value-type="float">
            <text:p>0.825794160366058</text:p>
          </table:table-cell>
          <table:table-cell table:formula="of:=MAX([.C17:.C21])" office:value-type="float" office:value="0.852011978626251" calcext:value-type="float">
            <text:p>0.852011978626251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.123649597168" calcext:value-type="float">
            <text:p>14.123649597168</text:p>
          </table:table-cell>
          <table:table-cell table:style-name="ce1" office:value-type="float" office:value="0.861266374588013" calcext:value-type="float">
            <text:p>0.861266374588013</text:p>
          </table:table-cell>
          <table:table-cell table:style-name="ce1" office:value-type="float" office:value="0.882180511951447" calcext:value-type="float">
            <text:p>0.882180511951447</text:p>
          </table:table-cell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Tres_clive_2133341204384094426.json</text:p>
          </table:table-cell>
          <table:table-cell table:style-name="ce1" office:value-type="string" calcext:value-type="string">
            <text:p>org_dml_5.py</text:p>
          </table:table-cell>
          <table:table-cell/>
          <table:table-cell office:value-type="string" calcext:value-type="string">
            <text:p>base</text:p>
          </table:table-cell>
          <table:table-cell table:formula="of:=AVERAGE([.C22:.C26])" office:value-type="float" office:value="0.843263590335846" calcext:value-type="float">
            <text:p>0.843263590335846</text:p>
          </table:table-cell>
          <table:table-cell table:formula="of:=STDEV([.C22:.C26])" office:value-type="float" office:value="0.0133369581759183" calcext:value-type="float">
            <text:p>0.0133369581759183</text:p>
          </table:table-cell>
          <table:table-cell table:formula="of:=MEDIAN([.C22:.C26])" office:value-type="float" office:value="0.837383270263672" calcext:value-type="float">
            <text:p>0.837383270263672</text:p>
          </table:table-cell>
          <table:table-cell table:formula="of:=MIN([.C22:.C26])" office:value-type="float" office:value="0.828726530075073" calcext:value-type="float">
            <text:p>0.828726530075073</text:p>
          </table:table-cell>
          <table:table-cell table:formula="of:=MAX([.C22:.C26])" office:value-type="float" office:value="0.859897434711456" calcext:value-type="float">
            <text:p>0.859897434711456</text:p>
          </table:table-cell>
          <table:table-cell table:style-name="Default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.4463272094727" calcext:value-type="float">
            <text:p>18.4463272094727</text:p>
          </table:table-cell>
          <table:table-cell office:value-type="float" office:value="0.85723352432251" calcext:value-type="float">
            <text:p>0.85723352432251</text:p>
          </table:table-cell>
          <table:table-cell office:value-type="float" office:value="0.884419918060303" calcext:value-type="float">
            <text:p>0.88441991806030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es_clive_8452283878293170513.json</text:p>
          </table:table-cell>
          <table:table-cell office:value-type="string" calcext:value-type="string">
            <text:p>org_dtl_1.py</text:p>
          </table:table-cell>
          <table:table-cell/>
          <table:table-cell office:value-type="string" calcext:value-type="string">
            <text:p>Mape-f</text:p>
          </table:table-cell>
          <table:table-cell table:formula="of:=AVERAGE([.C27:.C31])" office:value-type="float" office:value="0.818631207942963" calcext:value-type="float">
            <text:p>0.818631207942963</text:p>
          </table:table-cell>
          <table:table-cell table:formula="of:=STDEV([.C27:.C31])" office:value-type="float" office:value="0.0270123624443621" calcext:value-type="float">
            <text:p>0.0270123624443621</text:p>
          </table:table-cell>
          <table:table-cell table:formula="of:=MEDIAN([.C27:.C31])" office:value-type="float" office:value="0.830507218837738" calcext:value-type="float">
            <text:p>0.830507218837738</text:p>
          </table:table-cell>
          <table:table-cell table:formula="of:=MIN([.C27:.C31])" office:value-type="float" office:value="0.776217818260193" calcext:value-type="float">
            <text:p>0.776217818260193</text:p>
          </table:table-cell>
          <table:table-cell table:formula="of:=MAX([.C27:.C31])" office:value-type="float" office:value="0.843526005744934" calcext:value-type="float">
            <text:p>0.843526005744934</text:p>
          </table:table-cell>
          <table:table-cell table:style-name="Default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6563682556152" calcext:value-type="float">
            <text:p>20.6563682556152</text:p>
          </table:table-cell>
          <table:table-cell office:value-type="float" office:value="0.838701009750366" calcext:value-type="float">
            <text:p>0.838701009750366</text:p>
          </table:table-cell>
          <table:table-cell office:value-type="float" office:value="0.86555153131485" calcext:value-type="float">
            <text:p>0.865551531314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s_clive_1559489598999830973.json</text:p>
          </table:table-cell>
          <table:table-cell office:value-type="string" calcext:value-type="string">
            <text:p>org_dtl_2.py</text:p>
          </table:table-cell>
          <table:table-cell/>
          <table:table-cell office:value-type="string" calcext:value-type="string">
            <text:p>Nb-f</text:p>
          </table:table-cell>
          <table:table-cell table:formula="of:=AVERAGE([.C32:.C36])" office:value-type="float" office:value="0.844565749168396" calcext:value-type="float">
            <text:p>0.844565749168396</text:p>
          </table:table-cell>
          <table:table-cell table:formula="of:=STDEV([.C32:.C36])" office:value-type="float" office:value="0.0153893239283372" calcext:value-type="float">
            <text:p>0.0153893239283372</text:p>
          </table:table-cell>
          <table:table-cell table:formula="of:=MEDIAN([.C32:.C36])" office:value-type="float" office:value="0.840849757194519" calcext:value-type="float">
            <text:p>0.840849757194519</text:p>
          </table:table-cell>
          <table:table-cell table:formula="of:=MIN([.C32:.C36])" office:value-type="float" office:value="0.827671587467194" calcext:value-type="float">
            <text:p>0.827671587467194</text:p>
          </table:table-cell>
          <table:table-cell table:formula="of:=MAX([.C32:.C36])" office:value-type="float" office:value="0.869654655456543" calcext:value-type="float">
            <text:p>0.869654655456543</text:p>
          </table:table-cell>
          <table:table-cell table:style-name="Default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3875961303711" calcext:value-type="float">
            <text:p>17.3875961303711</text:p>
          </table:table-cell>
          <table:table-cell office:value-type="float" office:value="0.872236013412476" calcext:value-type="float">
            <text:p>0.872236013412476</text:p>
          </table:table-cell>
          <table:table-cell office:value-type="float" office:value="0.908630549907684" calcext:value-type="float">
            <text:p>0.90863054990768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2652544611813020950.json</text:p>
          </table:table-cell>
          <table:table-cell office:value-type="string" calcext:value-type="string">
            <text:p>org_dtl_3.py</text:p>
          </table:table-cell>
          <table:table-cell/>
          <table:table-cell office:value-type="string" calcext:value-type="string">
            <text:p>Npe-f</text:p>
          </table:table-cell>
          <table:table-cell table:formula="of:=AVERAGE([.C37:.C41])" office:value-type="float" office:value="0.847321105003357" calcext:value-type="float">
            <text:p>0.847321105003357</text:p>
          </table:table-cell>
          <table:table-cell table:formula="of:=STDEV([.C37:.C41])" office:value-type="float" office:value="0.0197314521940907" calcext:value-type="float">
            <text:p>0.0197314521940907</text:p>
          </table:table-cell>
          <table:table-cell table:formula="of:=MEDIAN([.C37:.C41])" office:value-type="float" office:value="0.844729900360107" calcext:value-type="float">
            <text:p>0.844729900360107</text:p>
          </table:table-cell>
          <table:table-cell table:formula="of:=MIN([.C37:.C41])" office:value-type="float" office:value="0.826628983020783" calcext:value-type="float">
            <text:p>0.826628983020783</text:p>
          </table:table-cell>
          <table:table-cell table:formula="of:=MAX([.C37:.C41])" office:value-type="float" office:value="0.876074373722076" calcext:value-type="float">
            <text:p>0.876074373722076</text:p>
          </table:table-cell>
          <table:table-cell table:style-name="Default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3895568847656" calcext:value-type="float">
            <text:p>14.3895568847656</text:p>
          </table:table-cell>
          <table:table-cell office:value-type="float" office:value="0.832040309906006" calcext:value-type="float">
            <text:p>0.832040309906006</text:p>
          </table:table-cell>
          <table:table-cell office:value-type="float" office:value="0.884531795978546" calcext:value-type="float">
            <text:p>0.8845317959785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es_clive_143559983090144652.json</text:p>
          </table:table-cell>
          <table:table-cell office:value-type="string" calcext:value-type="string">
            <text:p>org_dtl_4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.3495616912842" calcext:value-type="float">
            <text:p>17.3495616912842</text:p>
          </table:table-cell>
          <table:table-cell table:style-name="ce1" office:value-type="float" office:value="0.856210827827454" calcext:value-type="float">
            <text:p>0.856210827827454</text:p>
          </table:table-cell>
          <table:table-cell table:style-name="ce1" office:value-type="float" office:value="0.876224994659424" calcext:value-type="float">
            <text:p>0.876224994659424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Tres_clive_457283313535931313.json</text:p>
          </table:table-cell>
          <table:table-cell table:style-name="ce1" office:value-type="string" calcext:value-type="string">
            <text:p>org_dtl_5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.4174022674561" calcext:value-type="float">
            <text:p>18.4174022674561</text:p>
          </table:table-cell>
          <table:table-cell office:value-type="float" office:value="0.829489231109619" calcext:value-type="float">
            <text:p>0.829489231109619</text:p>
          </table:table-cell>
          <table:table-cell office:value-type="float" office:value="0.845976710319519" calcext:value-type="float">
            <text:p>0.8459767103195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1567290630424219496.json</text:p>
          </table:table-cell>
          <table:table-cell office:value-type="string" calcext:value-type="string">
            <text:p>org_ed_f_1.py</text:p>
          </table:table-cell>
          <table:table-cell table:number-columns-repeated="7"/>
          <table:table-cell table:style-name="Default"/>
          <table:table-cell table:style-name="Default">
            <draw:frame draw:z-index="1" draw:style-name="gr1" draw:text-style-name="P1" svg:width="6.3075in" svg:height="3.5453in" svg:x="0.1862in" svg:y="0.0008in">
              <draw:object draw:notify-on-update-of-ranges="Sheet1.I2:Sheet1.I9 Sheet1.J1:Sheet1.J1 Sheet1.J2:Sheet1.J9 Sheet1.L1:Sheet1.L1 Sheet1.L2:Sheet1.L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540189743042" calcext:value-type="float">
            <text:p>19.540189743042</text:p>
          </table:table-cell>
          <table:table-cell office:value-type="float" office:value="0.830347836017609" calcext:value-type="float">
            <text:p>0.830347836017609</text:p>
          </table:table-cell>
          <table:table-cell office:value-type="float" office:value="0.855973422527313" calcext:value-type="float">
            <text:p>0.8559734225273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res_clive_5914906146965593904.json</text:p>
          </table:table-cell>
          <table:table-cell office:value-type="string" calcext:value-type="string">
            <text:p>org_ed_f_2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.8258647918701" calcext:value-type="float">
            <text:p>15.8258647918701</text:p>
          </table:table-cell>
          <table:table-cell office:value-type="float" office:value="0.856859743595123" calcext:value-type="float">
            <text:p>0.856859743595123</text:p>
          </table:table-cell>
          <table:table-cell office:value-type="float" office:value="0.895427703857422" calcext:value-type="float">
            <text:p>0.89542770385742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2347777805880634537.json</text:p>
          </table:table-cell>
          <table:table-cell office:value-type="string" calcext:value-type="string">
            <text:p>org_ed_f_3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5644912719727" calcext:value-type="float">
            <text:p>17.5644912719727</text:p>
          </table:table-cell>
          <table:table-cell office:value-type="float" office:value="0.824561834335327" calcext:value-type="float">
            <text:p>0.824561834335327</text:p>
          </table:table-cell>
          <table:table-cell office:value-type="float" office:value="0.869361162185669" calcext:value-type="float">
            <text:p>0.8693611621856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es_clive_8517024618672440160.json</text:p>
          </table:table-cell>
          <table:table-cell office:value-type="string" calcext:value-type="string">
            <text:p>org_ed_f_4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.1994533538818" calcext:value-type="float">
            <text:p>15.1994533538818</text:p>
          </table:table-cell>
          <table:table-cell table:style-name="ce1" office:value-type="float" office:value="0.854922533035278" calcext:value-type="float">
            <text:p>0.854922533035278</text:p>
          </table:table-cell>
          <table:table-cell table:style-name="ce1" office:value-type="float" office:value="0.882138967514038" calcext:value-type="float">
            <text:p>0.882138967514038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string" calcext:value-type="string">
            <text:p>Tres_clive_968825850510628652.json</text:p>
          </table:table-cell>
          <table:table-cell table:style-name="ce1" office:value-type="string" calcext:value-type="string">
            <text:p>org_ed_f_5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.2131786346436" calcext:value-type="float">
            <text:p>17.2131786346436</text:p>
          </table:table-cell>
          <table:table-cell office:value-type="float" office:value="0.847496211528778" calcext:value-type="float">
            <text:p>0.847496211528778</text:p>
          </table:table-cell>
          <table:table-cell office:value-type="float" office:value="0.854456126689911" calcext:value-type="float">
            <text:p>0.8544561266899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es_clive_822802878082881730.json</text:p>
          </table:table-cell>
          <table:table-cell office:value-type="string" calcext:value-type="string">
            <text:p>org_effnet_1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.3020458221436" calcext:value-type="float">
            <text:p>17.3020458221436</text:p>
          </table:table-cell>
          <table:table-cell office:value-type="float" office:value="0.846714496612549" calcext:value-type="float">
            <text:p>0.846714496612549</text:p>
          </table:table-cell>
          <table:table-cell office:value-type="float" office:value="0.863945066928864" calcext:value-type="float">
            <text:p>0.86394506692886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es_clive_1458972176227548636.json</text:p>
          </table:table-cell>
          <table:table-cell office:value-type="string" calcext:value-type="string">
            <text:p>org_effnet_2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.1008281707764" calcext:value-type="float">
            <text:p>18.1008281707764</text:p>
          </table:table-cell>
          <table:table-cell office:value-type="float" office:value="0.847314119338989" calcext:value-type="float">
            <text:p>0.847314119338989</text:p>
          </table:table-cell>
          <table:table-cell office:value-type="float" office:value="0.897819697856903" calcext:value-type="float">
            <text:p>0.89781969785690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res_clive_3715148344981471509.json</text:p>
          </table:table-cell>
          <table:table-cell office:value-type="string" calcext:value-type="string">
            <text:p>org_effnet_3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.4758987426758" calcext:value-type="float">
            <text:p>16.4758987426758</text:p>
          </table:table-cell>
          <table:table-cell office:value-type="float" office:value="0.825794160366058" calcext:value-type="float">
            <text:p>0.825794160366058</text:p>
          </table:table-cell>
          <table:table-cell office:value-type="float" office:value="0.864201903343201" calcext:value-type="float">
            <text:p>0.8642019033432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es_clive_736367861568295226.json</text:p>
          </table:table-cell>
          <table:table-cell office:value-type="string" calcext:value-type="string">
            <text:p>org_effnet_4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.9406814575195" calcext:value-type="float">
            <text:p>16.9406814575195</text:p>
          </table:table-cell>
          <table:table-cell table:style-name="ce1" office:value-type="float" office:value="0.852011978626251" calcext:value-type="float">
            <text:p>0.852011978626251</text:p>
          </table:table-cell>
          <table:table-cell table:style-name="ce1" office:value-type="float" office:value="0.882360458374023" calcext:value-type="float">
            <text:p>0.882360458374023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string" calcext:value-type="string">
            <text:p>Tres_clive_1244924195611695112.json</text:p>
          </table:table-cell>
          <table:table-cell table:style-name="ce1" office:value-type="string" calcext:value-type="string">
            <text:p>org_effnet_5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.988338470459" calcext:value-type="float">
            <text:p>18.988338470459</text:p>
          </table:table-cell>
          <table:table-cell office:value-type="float" office:value="0.835622489452362" calcext:value-type="float">
            <text:p>0.835622489452362</text:p>
          </table:table-cell>
          <table:table-cell office:value-type="float" office:value="0.85475492477417" calcext:value-type="float">
            <text:p>0.854754924774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761952156509068320.json</text:p>
          </table:table-cell>
          <table:table-cell table:style-name="ce4" office:value-type="string" calcext:value-type="string">
            <text:p>org_l2poolPaper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.7480525970459" calcext:value-type="float">
            <text:p>19.7480525970459</text:p>
          </table:table-cell>
          <table:table-cell office:value-type="float" office:value="0.837383270263672" calcext:value-type="float">
            <text:p>0.837383270263672</text:p>
          </table:table-cell>
          <table:table-cell office:value-type="float" office:value="0.86816394329071" calcext:value-type="float">
            <text:p>0.8681639432907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es_clive_96627729541098137.json</text:p>
          </table:table-cell>
          <table:table-cell table:style-name="ce4" office:value-type="string" calcext:value-type="string">
            <text:p>org_l2poolPaper2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0691146850586" calcext:value-type="float">
            <text:p>16.0691146850586</text:p>
          </table:table-cell>
          <table:table-cell office:value-type="float" office:value="0.859897434711456" calcext:value-type="float">
            <text:p>0.859897434711456</text:p>
          </table:table-cell>
          <table:table-cell office:value-type="float" office:value="0.887230098247528" calcext:value-type="float">
            <text:p>0.88723009824752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176758629169885257.json</text:p>
          </table:table-cell>
          <table:table-cell table:style-name="ce4" office:value-type="string" calcext:value-type="string">
            <text:p>org_l2poolPaper3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7604732513428" calcext:value-type="float">
            <text:p>16.7604732513428</text:p>
          </table:table-cell>
          <table:table-cell office:value-type="float" office:value="0.828726530075073" calcext:value-type="float">
            <text:p>0.828726530075073</text:p>
          </table:table-cell>
          <table:table-cell office:value-type="float" office:value="0.872497022151947" calcext:value-type="float">
            <text:p>0.87249702215194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1373553927847024260.json</text:p>
          </table:table-cell>
          <table:table-cell table:style-name="ce4" office:value-type="string" calcext:value-type="string">
            <text:p>org_l2poolPaper4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6.0265331268311" calcext:value-type="float">
            <text:p>16.0265331268311</text:p>
          </table:table-cell>
          <table:table-cell table:style-name="ce1" office:value-type="float" office:value="0.854688227176666" calcext:value-type="float">
            <text:p>0.854688227176666</text:p>
          </table:table-cell>
          <table:table-cell table:style-name="ce1" office:value-type="float" office:value="0.883681654930115" calcext:value-type="float">
            <text:p>0.883681654930115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string" calcext:value-type="string">
            <text:p>Tres_clive_7454055566203373941.json</text:p>
          </table:table-cell>
          <table:table-cell table:style-name="ce5" office:value-type="string" calcext:value-type="string">
            <text:p>org_l2poolPaper5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.8261451721191" calcext:value-type="float">
            <text:p>18.8261451721191</text:p>
          </table:table-cell>
          <table:table-cell office:value-type="float" office:value="0.808355450630188" calcext:value-type="float">
            <text:p>0.808355450630188</text:p>
          </table:table-cell>
          <table:table-cell office:value-type="float" office:value="0.708543837070465" calcext:value-type="float">
            <text:p>0.7085438370704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s_clive_4672924232761685090.json</text:p>
          </table:table-cell>
          <table:table-cell office:value-type="string" calcext:value-type="string">
            <text:p>org_mape_f_1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.521276473999" calcext:value-type="float">
            <text:p>20.521276473999</text:p>
          </table:table-cell>
          <table:table-cell office:value-type="float" office:value="0.83454954624176" calcext:value-type="float">
            <text:p>0.83454954624176</text:p>
          </table:table-cell>
          <table:table-cell office:value-type="float" office:value="0.809321045875549" calcext:value-type="float">
            <text:p>0.80932104587554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es_clive_6411414168086702813.json</text:p>
          </table:table-cell>
          <table:table-cell office:value-type="string" calcext:value-type="string">
            <text:p>org_mape_f_2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.0363368988037" calcext:value-type="float">
            <text:p>17.0363368988037</text:p>
          </table:table-cell>
          <table:table-cell office:value-type="float" office:value="0.843526005744934" calcext:value-type="float">
            <text:p>0.843526005744934</text:p>
          </table:table-cell>
          <table:table-cell office:value-type="float" office:value="0.78724616765976" calcext:value-type="float">
            <text:p>0.7872461676597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es_clive_1167528150321289661.json</text:p>
          </table:table-cell>
          <table:table-cell office:value-type="string" calcext:value-type="string">
            <text:p>org_mape_f_3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758632659912" calcext:value-type="float">
            <text:p>17.6758632659912</text:p>
          </table:table-cell>
          <table:table-cell office:value-type="float" office:value="0.776217818260193" calcext:value-type="float">
            <text:p>0.776217818260193</text:p>
          </table:table-cell>
          <table:table-cell office:value-type="float" office:value="0.708460986614227" calcext:value-type="float">
            <text:p>0.70846098661422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6518646060954713511.json</text:p>
          </table:table-cell>
          <table:table-cell office:value-type="string" calcext:value-type="string">
            <text:p>org_mape_f_4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7.7748546600342" calcext:value-type="float">
            <text:p>17.7748546600342</text:p>
          </table:table-cell>
          <table:table-cell table:style-name="ce1" office:value-type="float" office:value="0.830507218837738" calcext:value-type="float">
            <text:p>0.830507218837738</text:p>
          </table:table-cell>
          <table:table-cell table:style-name="ce1" office:value-type="float" office:value="0.782198905944824" calcext:value-type="float">
            <text:p>0.782198905944824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string" calcext:value-type="string">
            <text:p>Tres_clive_95912772879425239.json</text:p>
          </table:table-cell>
          <table:table-cell table:style-name="ce1" office:value-type="string" calcext:value-type="string">
            <text:p>org_mape_f_5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.2520580291748" calcext:value-type="float">
            <text:p>18.2520580291748</text:p>
          </table:table-cell>
          <table:table-cell office:value-type="float" office:value="0.840849757194519" calcext:value-type="float">
            <text:p>0.840849757194519</text:p>
          </table:table-cell>
          <table:table-cell office:value-type="float" office:value="0.861365616321564" calcext:value-type="float">
            <text:p>0.86136561632156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6222694893954475070.json</text:p>
          </table:table-cell>
          <table:table-cell office:value-type="string" calcext:value-type="string">
            <text:p>org_nb_f_1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.6889381408691" calcext:value-type="float">
            <text:p>19.6889381408691</text:p>
          </table:table-cell>
          <table:table-cell office:value-type="float" office:value="0.840250194072723" calcext:value-type="float">
            <text:p>0.840250194072723</text:p>
          </table:table-cell>
          <table:table-cell office:value-type="float" office:value="0.855872869491577" calcext:value-type="float">
            <text:p>0.8558728694915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es_clive_6723357161279068945.json</text:p>
          </table:table-cell>
          <table:table-cell office:value-type="string" calcext:value-type="string">
            <text:p>org_nb_f_2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.6009883880615" calcext:value-type="float">
            <text:p>17.6009883880615</text:p>
          </table:table-cell>
          <table:table-cell office:value-type="float" office:value="0.869654655456543" calcext:value-type="float">
            <text:p>0.869654655456543</text:p>
          </table:table-cell>
          <table:table-cell office:value-type="float" office:value="0.898456931114197" calcext:value-type="float">
            <text:p>0.8984569311141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308567719885243119.json</text:p>
          </table:table-cell>
          <table:table-cell office:value-type="string" calcext:value-type="string">
            <text:p>org_nb_f_3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.7464408874512" calcext:value-type="float">
            <text:p>17.7464408874512</text:p>
          </table:table-cell>
          <table:table-cell office:value-type="float" office:value="0.827671587467194" calcext:value-type="float">
            <text:p>0.827671587467194</text:p>
          </table:table-cell>
          <table:table-cell office:value-type="float" office:value="0.869769752025604" calcext:value-type="float">
            <text:p>0.8697697520256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es_clive_2050540424795009173.json</text:p>
          </table:table-cell>
          <table:table-cell office:value-type="string" calcext:value-type="string">
            <text:p>org_nb_f_4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8.1112518310547" calcext:value-type="float">
            <text:p>18.1112518310547</text:p>
          </table:table-cell>
          <table:table-cell table:style-name="ce1" office:value-type="float" office:value="0.844402551651001" calcext:value-type="float">
            <text:p>0.844402551651001</text:p>
          </table:table-cell>
          <table:table-cell table:style-name="ce1" office:value-type="float" office:value="0.870397508144379" calcext:value-type="float">
            <text:p>0.870397508144379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string" calcext:value-type="string">
            <text:p>Tres_clive_33091173434441537.json</text:p>
          </table:table-cell>
          <table:table-cell table:style-name="ce1" office:value-type="string" calcext:value-type="string">
            <text:p>org_nb_f_5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8572254180908" calcext:value-type="float">
            <text:p>18.8572254180908</text:p>
          </table:table-cell>
          <table:table-cell office:value-type="float" office:value="0.844729900360107" calcext:value-type="float">
            <text:p>0.844729900360107</text:p>
          </table:table-cell>
          <table:table-cell office:value-type="float" office:value="0.85896372795105" calcext:value-type="float">
            <text:p>0.85896372795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s_clive_1049446313320139143.json</text:p>
          </table:table-cell>
          <table:table-cell office:value-type="string" calcext:value-type="string">
            <text:p>org_npe_f_1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.1915950775147" calcext:value-type="float">
            <text:p>20.1915950775147</text:p>
          </table:table-cell>
          <table:table-cell office:value-type="float" office:value="0.832738518714905" calcext:value-type="float">
            <text:p>0.832738518714905</text:p>
          </table:table-cell>
          <table:table-cell office:value-type="float" office:value="0.856458425521851" calcext:value-type="float">
            <text:p>0.85645842552185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es_clive_4872185955986988335.json</text:p>
          </table:table-cell>
          <table:table-cell office:value-type="string" calcext:value-type="string">
            <text:p>org_npe_f_2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067310333252" calcext:value-type="float">
            <text:p>16.067310333252</text:p>
          </table:table-cell>
          <table:table-cell office:value-type="float" office:value="0.876074373722076" calcext:value-type="float">
            <text:p>0.876074373722076</text:p>
          </table:table-cell>
          <table:table-cell office:value-type="float" office:value="0.912889182567596" calcext:value-type="float">
            <text:p>0.91288918256759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644109769722506659.json</text:p>
          </table:table-cell>
          <table:table-cell office:value-type="string" calcext:value-type="string">
            <text:p>org_npe_f_3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7667922973633" calcext:value-type="float">
            <text:p>16.7667922973633</text:p>
          </table:table-cell>
          <table:table-cell office:value-type="float" office:value="0.826628983020783" calcext:value-type="float">
            <text:p>0.826628983020783</text:p>
          </table:table-cell>
          <table:table-cell office:value-type="float" office:value="0.879054129123688" calcext:value-type="float">
            <text:p>0.87905412912368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es_clive_172124539464525244.json</text:p>
          </table:table-cell>
          <table:table-cell office:value-type="string" calcext:value-type="string">
            <text:p>org_npe_f_4.py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9997129440308" calcext:value-type="float">
            <text:p>14.9997129440308</text:p>
          </table:table-cell>
          <table:table-cell office:value-type="float" office:value="0.856433749198914" calcext:value-type="float">
            <text:p>0.856433749198914</text:p>
          </table:table-cell>
          <table:table-cell office:value-type="float" office:value="0.887002468109131" calcext:value-type="float">
            <text:p>0.8870024681091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es_clive_773311933224965949.json</text:p>
          </table:table-cell>
          <table:table-cell office:value-type="string" calcext:value-type="string">
            <text:p>org_npe_f_5.py</text:p>
          </table:table-cell>
          <table:table-cell table:number-columns-repeated="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9T11:54:55.248420471</meta:creation-date>
    <dc:date>2025-08-19T13:02:55.669457661</dc:date>
    <meta:editing-duration>PT47M14S</meta:editing-duration>
    <meta:editing-cycles>3</meta:editing-cycles>
    <meta:generator>LibreOffice/25.2.5.2$Linux_X86_64 LibreOffice_project/fb4792146257752f54eab576deb869869b108571</meta:generator>
    <meta:document-statistic meta:table-count="1" meta:cell-count="34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bar" chart:style-name="ch1">
        <chart:legend chart:legend-position="end" svg:x="13.317cm" svg:y="3.457cm" style:legend-expansion="high" chart:style-name="ch2"/>
        <chart:plot-area chart:style-name="ch3" svg:x="0.293cm" svg:y="0.1cm" svg:width="12.939cm" svg:height="8.645cm">
          <chart:coordinate-region svg:x="1.213cm" svg:y="0.3cm" svg:width="12.019cm" svg:height="7.799cm"/>
          <chart:axis chart:dimension="x" chart:name="primary-x" chart:style-name="ch4" chartooo:axis-type="auto">
            <chartooo:date-scale/>
            <chart:categories table:cell-range-address="Sheet1.I2:Sheet1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9" chart:label-cell-address="Sheet1.J1:Sheet1.J1" chart:class="chart:bar">
            <chart:data-point chart:repeated="8"/>
          </chart:series>
          <chart:series chart:style-name="ch8" chart:values-cell-range-address="Sheet1.L2:Sheet1.L9" chart:label-cell-address="Sheet1.L1:Sheet1.L1" chart:class="chart:bar">
            <chart:data-point chart:repeated="8"/>
          </chart:series>
          <chart:series chart:style-name="ch9" chart:values-cell-range-address="Sheet1.M2:Sheet1.M9" chart:label-cell-address="Sheet1.M1:Sheet1.M1" chart:class="chart:bar">
            <chart:data-point chart:repeated="8"/>
          </chart:series>
          <chart:series chart:style-name="ch10" chart:values-cell-range-address="Sheet1.N2:Sheet1.N9" chart:label-cell-address="Sheet1.N1:Sheet1.N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srcc</text:p>
                <draw:g>
                  <svg:desc>Sheet1.J1:Sheet1.J1</svg:desc>
                </draw:g>
              </table:table-cell>
              <table:table-cell office:value-type="string">
                <text:p>median_srcc</text:p>
                <draw:g>
                  <svg:desc>Sheet1.L1:Sheet1.L1</svg:desc>
                </draw:g>
              </table:table-cell>
              <table:table-cell office:value-type="string">
                <text:p>min_srcc</text:p>
                <draw:g>
                  <svg:desc>Sheet1.M1:Sheet1.M1</svg:desc>
                </draw:g>
              </table:table-cell>
              <table:table-cell office:value-type="string">
                <text:p>max_srcc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ml</text:p>
                <draw:g>
                  <svg:desc>Sheet1.I2:Sheet1.I9</svg:desc>
                </draw:g>
              </table:table-cell>
              <table:table-cell office:value-type="float" office:value="0.854973948001862">
                <text:p>0.854973948001862</text:p>
                <draw:g>
                  <svg:desc>Sheet1.J2:Sheet1.J9</svg:desc>
                </draw:g>
              </table:table-cell>
              <table:table-cell office:value-type="float" office:value="0.859194457530975">
                <text:p>0.859194457530975</text:p>
                <draw:g>
                  <svg:desc>Sheet1.L2:Sheet1.L9</svg:desc>
                </draw:g>
              </table:table-cell>
              <table:table-cell office:value-type="float" office:value="0.835918486118317">
                <text:p>0.835918486118317</text:p>
                <draw:g>
                  <svg:desc>Sheet1.M2:Sheet1.M9</svg:desc>
                </draw:g>
              </table:table-cell>
              <table:table-cell office:value-type="float" office:value="0.877229869365692">
                <text:p>0.877229869365692</text:p>
                <draw:g>
                  <svg:desc>Sheet1.N2:Sheet1.N9</svg:desc>
                </draw:g>
              </table:table-cell>
            </table:table-row>
            <table:table-row>
              <table:table-cell office:value-type="string">
                <text:p>dtl</text:p>
              </table:table-cell>
              <table:table-cell office:value-type="float" office:value="0.851284337043762">
                <text:p>0.851284337043762</text:p>
              </table:table-cell>
              <table:table-cell office:value-type="float" office:value="0.856210827827454">
                <text:p>0.856210827827454</text:p>
              </table:table-cell>
              <table:table-cell office:value-type="float" office:value="0.832040309906006">
                <text:p>0.832040309906006</text:p>
              </table:table-cell>
              <table:table-cell office:value-type="float" office:value="0.877229869365692">
                <text:p>0.877229869365692</text:p>
              </table:table-cell>
            </table:table-row>
            <table:table-row>
              <table:table-cell office:value-type="string">
                <text:p>Ed-f</text:p>
              </table:table-cell>
              <table:table-cell office:value-type="float" office:value="0.839236235618591">
                <text:p>0.839236235618591</text:p>
              </table:table-cell>
              <table:table-cell office:value-type="float" office:value="0.830347836017609">
                <text:p>0.830347836017609</text:p>
              </table:table-cell>
              <table:table-cell office:value-type="float" office:value="0.835918486118317">
                <text:p>0.835918486118317</text:p>
              </table:table-cell>
              <table:table-cell office:value-type="float" office:value="0.856859743595123">
                <text:p>0.856859743595123</text:p>
              </table:table-cell>
            </table:table-row>
            <table:table-row>
              <table:table-cell office:value-type="string">
                <text:p>effnet</text:p>
              </table:table-cell>
              <table:table-cell office:value-type="float" office:value="0.843866193294525">
                <text:p>0.843866193294525</text:p>
              </table:table-cell>
              <table:table-cell office:value-type="float" office:value="0.847314119338989">
                <text:p>0.847314119338989</text:p>
              </table:table-cell>
              <table:table-cell office:value-type="float" office:value="0.825794160366058">
                <text:p>0.825794160366058</text:p>
              </table:table-cell>
              <table:table-cell office:value-type="float" office:value="0.852011978626251">
                <text:p>0.852011978626251</text:p>
              </table:table-cell>
            </table:table-row>
            <table:table-row>
              <table:table-cell office:value-type="string">
                <text:p>base</text:p>
              </table:table-cell>
              <table:table-cell office:value-type="float" office:value="0.843263590335846">
                <text:p>0.843263590335846</text:p>
              </table:table-cell>
              <table:table-cell office:value-type="float" office:value="0.837383270263672">
                <text:p>0.837383270263672</text:p>
              </table:table-cell>
              <table:table-cell office:value-type="float" office:value="0.828726530075073">
                <text:p>0.828726530075073</text:p>
              </table:table-cell>
              <table:table-cell office:value-type="float" office:value="0.859897434711456">
                <text:p>0.859897434711456</text:p>
              </table:table-cell>
            </table:table-row>
            <table:table-row>
              <table:table-cell office:value-type="string">
                <text:p>Mape-f</text:p>
              </table:table-cell>
              <table:table-cell office:value-type="float" office:value="0.818631207942963">
                <text:p>0.818631207942963</text:p>
              </table:table-cell>
              <table:table-cell office:value-type="float" office:value="0.830507218837738">
                <text:p>0.830507218837738</text:p>
              </table:table-cell>
              <table:table-cell office:value-type="float" office:value="0.776217818260193">
                <text:p>0.776217818260193</text:p>
              </table:table-cell>
              <table:table-cell office:value-type="float" office:value="0.843526005744934">
                <text:p>0.843526005744934</text:p>
              </table:table-cell>
            </table:table-row>
            <table:table-row>
              <table:table-cell office:value-type="string">
                <text:p>Nb-f</text:p>
              </table:table-cell>
              <table:table-cell office:value-type="float" office:value="0.844565749168396">
                <text:p>0.844565749168396</text:p>
              </table:table-cell>
              <table:table-cell office:value-type="float" office:value="0.840849757194519">
                <text:p>0.840849757194519</text:p>
              </table:table-cell>
              <table:table-cell office:value-type="float" office:value="0.827671587467194">
                <text:p>0.827671587467194</text:p>
              </table:table-cell>
              <table:table-cell office:value-type="float" office:value="0.869654655456543">
                <text:p>0.869654655456543</text:p>
              </table:table-cell>
            </table:table-row>
            <table:table-row>
              <table:table-cell office:value-type="string">
                <text:p>Npe-f</text:p>
              </table:table-cell>
              <table:table-cell office:value-type="float" office:value="0.847321105003357">
                <text:p>0.847321105003357</text:p>
              </table:table-cell>
              <table:table-cell office:value-type="float" office:value="0.844729900360107">
                <text:p>0.844729900360107</text:p>
              </table:table-cell>
              <table:table-cell office:value-type="float" office:value="0.826628983020783">
                <text:p>0.826628983020783</text:p>
              </table:table-cell>
              <table:table-cell office:value-type="float" office:value="0.876074373722076">
                <text:p>0.876074373722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fb4792146257752f54eab576deb869869b10857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1" chart:maximum="0.8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bar" chart:style-name="ch1">
        <chart:legend chart:legend-position="end" svg:x="13.317cm" svg:y="3.955cm" style:legend-expansion="high" chart:style-name="ch2"/>
        <chart:plot-area chart:style-name="ch3" svg:x="0.101cm" svg:y="0.101cm" svg:width="13.131cm" svg:height="8.645cm">
          <chart:coordinate-region svg:x="1.213cm" svg:y="0.3cm" svg:width="12.019cm" svg:height="7.799cm"/>
          <chart:axis chart:dimension="x" chart:name="primary-x" chart:style-name="ch4" chartooo:axis-type="auto">
            <chartooo:date-scale/>
            <chart:categories table:cell-range-address="Sheet1.I2:Sheet1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9" chart:label-cell-address="Sheet1.J1:Sheet1.J1" chart:class="chart:bar">
            <chart:data-point chart:repeated="8"/>
          </chart:series>
          <chart:series chart:style-name="ch8" chart:values-cell-range-address="Sheet1.L2:Sheet1.L9" chart:label-cell-address="Sheet1.L1:Sheet1.L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srcc</text:p>
                <draw:g>
                  <svg:desc>Sheet1.J1:Sheet1.J1</svg:desc>
                </draw:g>
              </table:table-cell>
              <table:table-cell office:value-type="string">
                <text:p>median_srcc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ml</text:p>
                <draw:g>
                  <svg:desc>Sheet1.I2:Sheet1.I9</svg:desc>
                </draw:g>
              </table:table-cell>
              <table:table-cell office:value-type="float" office:value="0.854973948001862">
                <text:p>0.854973948001862</text:p>
                <draw:g>
                  <svg:desc>Sheet1.J2:Sheet1.J9</svg:desc>
                </draw:g>
              </table:table-cell>
              <table:table-cell office:value-type="float" office:value="0.859194457530975">
                <text:p>0.859194457530975</text:p>
                <draw:g>
                  <svg:desc>Sheet1.L2:Sheet1.L9</svg:desc>
                </draw:g>
              </table:table-cell>
            </table:table-row>
            <table:table-row>
              <table:table-cell office:value-type="string">
                <text:p>dtl</text:p>
              </table:table-cell>
              <table:table-cell office:value-type="float" office:value="0.851284337043762">
                <text:p>0.851284337043762</text:p>
              </table:table-cell>
              <table:table-cell office:value-type="float" office:value="0.856210827827454">
                <text:p>0.856210827827454</text:p>
              </table:table-cell>
            </table:table-row>
            <table:table-row>
              <table:table-cell office:value-type="string">
                <text:p>Ed-f</text:p>
              </table:table-cell>
              <table:table-cell office:value-type="float" office:value="0.839236235618591">
                <text:p>0.839236235618591</text:p>
              </table:table-cell>
              <table:table-cell office:value-type="float" office:value="0.830347836017609">
                <text:p>0.830347836017609</text:p>
              </table:table-cell>
            </table:table-row>
            <table:table-row>
              <table:table-cell office:value-type="string">
                <text:p>effnet</text:p>
              </table:table-cell>
              <table:table-cell office:value-type="float" office:value="0.843866193294525">
                <text:p>0.843866193294525</text:p>
              </table:table-cell>
              <table:table-cell office:value-type="float" office:value="0.847314119338989">
                <text:p>0.847314119338989</text:p>
              </table:table-cell>
            </table:table-row>
            <table:table-row>
              <table:table-cell office:value-type="string">
                <text:p>base</text:p>
              </table:table-cell>
              <table:table-cell office:value-type="float" office:value="0.843263590335846">
                <text:p>0.843263590335846</text:p>
              </table:table-cell>
              <table:table-cell office:value-type="float" office:value="0.837383270263672">
                <text:p>0.837383270263672</text:p>
              </table:table-cell>
            </table:table-row>
            <table:table-row>
              <table:table-cell office:value-type="string">
                <text:p>Mape-f</text:p>
              </table:table-cell>
              <table:table-cell office:value-type="float" office:value="0.818631207942963">
                <text:p>0.818631207942963</text:p>
              </table:table-cell>
              <table:table-cell office:value-type="float" office:value="0.830507218837738">
                <text:p>0.830507218837738</text:p>
              </table:table-cell>
            </table:table-row>
            <table:table-row>
              <table:table-cell office:value-type="string">
                <text:p>Nb-f</text:p>
              </table:table-cell>
              <table:table-cell office:value-type="float" office:value="0.844565749168396">
                <text:p>0.844565749168396</text:p>
              </table:table-cell>
              <table:table-cell office:value-type="float" office:value="0.840849757194519">
                <text:p>0.840849757194519</text:p>
              </table:table-cell>
            </table:table-row>
            <table:table-row>
              <table:table-cell office:value-type="string">
                <text:p>Npe-f</text:p>
              </table:table-cell>
              <table:table-cell office:value-type="float" office:value="0.847321105003357">
                <text:p>0.847321105003357</text:p>
              </table:table-cell>
              <table:table-cell office:value-type="float" office:value="0.844729900360107">
                <text:p>0.844729900360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fb4792146257752f54eab576deb869869b10857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